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c0c0c" draw:stroke-linejoin="round" draw:fill="solid" draw:fill-color="#faa61a" draw:textarea-vertical-align="middle" draw:auto-grow-height="false" draw:fit-to-size="false" style:shrink-to-fit="false" fo:min-height="0.85cm" fo:min-width="9.015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solid" svg:stroke-width="0.071cm" svg:stroke-color="#0c0c0c" draw:stroke-linejoin="round" draw:fill="solid" draw:fill-color="#00599d" draw:textarea-vertical-align="middle" draw:auto-grow-height="false" draw:fit-to-size="false" style:shrink-to-fit="false" fo:min-height="0.85cm" fo:min-width="9.015cm" fo:padding-top="0.095cm" fo:padding-bottom="0.095cm" fo:padding-left="0.191cm" fo:padding-right="0.191cm" fo:wrap-option="wrap"/>
    </style:style>
    <style:style style:name="gr3" style:family="graphic" style:parent-style-name="standard">
      <style:graphic-properties draw:stroke="solid" svg:stroke-width="0.071cm" svg:stroke-color="#0c0c0c" draw:stroke-linejoin="round" draw:fill="solid" draw:fill-color="#cf3834" draw:textarea-vertical-align="middle" draw:auto-grow-height="false" draw:fit-to-size="false" style:shrink-to-fit="false" fo:min-height="0.85cm" fo:min-width="9.015cm" fo:padding-top="0.095cm" fo:padding-bottom="0.095cm" fo:padding-left="0.191cm" fo:padding-right="0.191cm" fo:wrap-option="wrap"/>
    </style:style>
    <style:style style:name="gr4" style:family="graphic" style:parent-style-name="standard">
      <style:graphic-properties draw:stroke="solid" svg:stroke-width="0.071cm" svg:stroke-color="#0c0c0c" draw:stroke-linejoin="round" draw:fill="solid" draw:fill-color="#89c765" draw:textarea-vertical-align="middle" draw:auto-grow-height="false" draw:fit-to-size="false" style:shrink-to-fit="false" fo:min-height="0.85cm" fo:min-width="1.141cm" fo:padding-top="0.095cm" fo:padding-bottom="0.095cm" fo:padding-left="0.191cm" fo:padding-right="0.191cm" fo:wrap-option="wrap"/>
    </style:style>
    <style:style style:name="gr5" style:family="graphic" style:parent-style-name="standard">
      <style:graphic-properties draw:stroke="solid" svg:stroke-width="0.071cm" svg:stroke-color="#0c0c0c" draw:stroke-linejoin="round" draw:fill="solid" draw:fill-color="#89c765" draw:textarea-vertical-align="middle" draw:auto-grow-height="false" draw:fit-to-size="false" style:shrink-to-fit="false" fo:min-height="0.85cm" fo:min-width="1.351cm" fo:padding-top="0.095cm" fo:padding-bottom="0.095cm" fo:padding-left="0.191cm" fo:padding-right="0.191cm" fo:wrap-option="wrap"/>
    </style:style>
    <style:style style:name="gr6" style:family="graphic" style:parent-style-name="standard">
      <style:graphic-properties draw:stroke="solid" svg:stroke-width="0.071cm" svg:stroke-color="#0c0c0c" draw:stroke-linejoin="round" draw:fill="solid" draw:fill-color="#89c765" draw:textarea-vertical-align="middle" draw:auto-grow-height="false" draw:fit-to-size="false" style:shrink-to-fit="false" fo:min-height="0.85cm" fo:min-width="1.593cm" fo:padding-top="0.095cm" fo:padding-bottom="0.095cm" fo:padding-left="0.191cm" fo:padding-right="0.191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a61a"/>
      <style:paragraph-properties fo:text-align="center" style:font-independent-line-spacing="tru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00599d"/>
      <style:paragraph-properties fo:text-align="center" style:font-independent-line-spacing="tru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cf3834"/>
      <style:paragraph-properties fo:text-align="center" style:font-independent-line-spacing="tru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89c765"/>
      <style:paragraph-properties fo:text-align="center" style:font-independent-line-spacing="tru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" style:family="text"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3" style:family="text">
      <style:text-properties fo:font-size="12pt" style:text-underline-style="none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Rounded Rectangle 56" draw:style-name="gr1" draw:text-style-name="P2" draw:layer="layout" svg:width="9.509cm" svg:height="1.152cm" svg:x="1cm" svg:y="3.6cm">
            <text:p text:style-name="P1"><text:span text:style-name="T1">Linux Kernel Driver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2" draw:text-style-name="P3" draw:layer="layout" svg:width="9.509cm" svg:height="1.152cm" svg:x="1cm" svg:y="4.9cm">
            <text:p text:style-name="P1"><text:span text:style-name="T1">Embedded Runtime (ERT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3" draw:text-style-name="P4" draw:layer="layout" svg:width="9.509cm" svg:height="1.152cm" svg:x="1cm" svg:y="2.3cm">
            <text:p text:style-name="P1"><text:span text:style-name="T1">User Space Librar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4" draw:text-style-name="P5" draw:layer="layout" svg:width="1.635cm" svg:height="1.152cm" svg:x="1cm" svg:y="1cm">
            <text:p text:style-name="P1"><text:span text:style-name="T1">OCL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4" draw:text-style-name="P5" draw:layer="layout" svg:width="1.635cm" svg:height="1.152cm" svg:x="2.8cm" svg:y="1.001cm">
            <text:p text:style-name="P1"><text:span text:style-name="T1">XM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5" draw:text-style-name="P5" draw:layer="layout" svg:width="1.845cm" svg:height="1.152cm" svg:x="4.6cm" svg:y="1.002cm">
            <text:p text:style-name="P1"><text:span text:style-name="T1">C/C++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4" draw:text-style-name="P5" draw:layer="layout" svg:width="1.635cm" svg:height="1.152cm" svg:x="6.6cm" svg:y="1.003cm">
            <text:p text:style-name="P1"><text:span text:style-name="T1">OCL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4" draw:text-style-name="P5" draw:layer="layout" svg:width="1.635cm" svg:height="1.152cm" svg:x="6.6cm" svg:y="1.004cm">
            <text:p text:style-name="P1"><text:span text:style-name="T1">ML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6" draw:style-name="gr6" draw:text-style-name="P5" draw:layer="layout" svg:width="2.087cm" svg:height="1.152cm" svg:x="8.4cm" svg:y="1.004cm">
            <text:p text:style-name="P1"><text:span text:style-name="T1">Storag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7" draw:text-style-name="P6" draw:layer="layout" svg:width="2.839cm" svg:height="0.649cm" svg:x="4.63cm" svg:y="6.403cm">
            <draw:text-box>
              <text:p><text:span text:style-name="T2">XRT </text:span><text:span text:style-name="T3">Stac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7:38:26.314939138</meta:creation-date>
    <dc:date>2018-12-02T19:13:34.168045348</dc:date>
    <meta:editing-duration>PT11M9S</meta:editing-duration>
    <meta:editing-cycles>3</meta:editing-cycles>
    <meta:generator>LibreOffice/6.0.3.2$Linux_X86_64 LibreOffice_project/00m0$Build-2</meta:generator>
    <meta:document-statistic meta:object-count="11"/>
  </office:meta>
</office:document-meta>
</file>